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5pt" fo:font-weight="bold" officeooo:paragraph-rsid="002ecc18"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Liberation Serif" fo:font-size="12pt" style:font-size-asian="12pt" style:font-size-complex="12pt"/>
    </style:style>
    <style:style style:name="P3" style:family="paragraph" style:parent-style-name="Standard">
      <style:text-properties style:font-name="Liberation Serif" fo:font-size="12pt" fo:font-style="italic" style:text-underline-style="solid" style:text-underline-width="auto" style:text-underline-color="font-color" fo:font-weight="bold" officeooo:paragraph-rsid="00029d5c" style:font-size-asian="12pt" style:font-style-asian="italic" style:font-weight-asian="bold" style:font-size-complex="12pt" style:font-style-complex="italic" style:font-weight-complex="bold"/>
    </style:style>
    <style:style style:name="P4" style:family="paragraph" style:parent-style-name="Standard">
      <style:text-properties style:font-name="Liberation Serif" fo:font-size="12pt" officeooo:paragraph-rsid="00029d5c" style:font-size-asian="12pt" style:font-size-complex="12pt"/>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Liberation Serif" fo:font-size="12pt" fo:font-style="italic" style:text-underline-style="solid" style:text-underline-width="auto" style:text-underline-color="font-color" fo:font-weight="bold" officeooo:rsid="00248f44" officeooo:paragraph-rsid="00248f44" style:font-size-asian="12pt" style:font-style-asian="italic" style:font-weight-asian="bold" style:font-size-complex="12pt" style:font-style-complex="italic" style:font-weight-complex="bold"/>
    </style:style>
    <style:style style:name="P9" style:family="paragraph" style:parent-style-name="Standard">
      <style:text-properties fo:font-variant="normal" fo:text-transform="none" fo:color="#1f1f1f" loext:opacity="100%" style:font-name="Liberation Serif" fo:font-size="12pt" fo:letter-spacing="normal" fo:font-style="normal" fo:font-weight="normal" officeooo:rsid="00248f44" officeooo:paragraph-rsid="00248f44" style:font-size-asian="12pt" style:font-size-complex="12pt"/>
    </style:style>
    <style:style style:name="T1" style:family="text">
      <style:text-properties officeooo:rsid="002cc1cd"/>
    </style:style>
    <style:style style:name="T2" style:family="text">
      <style:text-properties officeooo:rsid="002c25ae"/>
    </style:style>
    <style:style style:name="T3" style:family="text">
      <style:text-properties officeooo:rsid="00041dbe"/>
    </style:style>
    <style:style style:name="T4" style:family="text">
      <style:text-properties officeooo:rsid="000fdb66"/>
    </style:style>
    <style:style style:name="T5" style:family="text">
      <style:text-properties officeooo:rsid="0012e4bc"/>
    </style:style>
    <style:style style:name="T6" style:family="text">
      <style:text-properties officeooo:rsid="001897b0"/>
    </style:style>
    <style:style style:name="T7" style:family="text">
      <style:text-properties officeooo:rsid="0013b34a"/>
    </style:style>
    <style:style style:name="T8" style:family="text">
      <style:text-properties officeooo:rsid="00154e42"/>
    </style:style>
    <style:style style:name="T9" style:family="text">
      <style:text-properties officeooo:rsid="001afc26"/>
    </style:style>
    <style:style style:name="T10" style:family="text">
      <style:text-properties officeooo:rsid="001b76ba"/>
    </style:style>
    <style:style style:name="T11" style:family="text">
      <style:text-properties officeooo:rsid="001a8f3e"/>
    </style:style>
    <style:style style:name="T12" style:family="text">
      <style:text-properties officeooo:rsid="001e0e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cret of Seven: </text:span><text:span text:style-name="T2">Summary</text:span></text:p>
      <text:p text:style-name="P2"/>
      <text:p text:style-name="P3">Chapter <text:span text:style-name="T3">1</text:span>: What is that which you want over others but it finishes you?</text:p>
      <text:p text:style-name="P4"/>
      <text:p text:style-name="P5">Anu is angry with Rani, her best friend, for sharing their private chat with the class. Anu <text:span text:style-name="T4">wants revenge but </text:span>receives a mysterious chat message asking a riddle (puzzle), “What is that which you want over others but it finishes you?”. <text:span text:style-name="T4">S</text:span>he later attends a meditation gathering (meeting together) with her mother where she hears about forgiveness. Anu falls asleep and enters a dream journey through a magical tunnel, encountering (meeting) various gates that test her qualities.</text:p>
      <text:p text:style-name="P5"/>
      <text:p text:style-name="P3">Chapter <text:span text:style-name="T3">2</text:span>: Mystic or Mother? Who do you choose to believe?</text:p>
      <text:p text:style-name="P4"/>
      <text:p text:style-name="P5"><text:s/>Anu encounters (meets) a swan who tells her a story about a boy named Sham, who is torn (confused) between seeking help from a mystic or following his mother's advice to achieve his artistic (like painting, music and other arts) goals. Anu correctly discerns that Sham should heed (pay attention to; listen to) his mother's wisdom (to know what is right or wrong), and she is rewarded with a passage through the gate and a newfound (newly found) sense of creativity (ability to create things - like art) and happiness. <text:line-break/></text:p>
      <text:p text:style-name="P3"><text:span text:style-name="T5">C</text:span>hapter <text:span text:style-name="T3">3</text:span>: <text:span text:style-name="T5">What makes you happy?</text:span></text:p>
      <text:p text:style-name="P5"/>
      <text:p text:style-name="P5">Anu encounters a gate with ten green petals and is challenged by a translucent water figure to determine what would make her happy. Anu answers that her happiness depends on her own contentment (satisfaction) and willingness to share, not on what others have, and is allowed to pass through the gate, feeling satisfied. </text:p>
      <text:p text:style-name="P5"/>
      <text:p text:style-name="P6">Chapter 4: <text:span text:style-name="T6">Don’t be afraid and don’t feel guilty</text:span></text:p>
      <text:p text:style-name="P5"/>
      <text:p text:style-name="P5">Anu bravely faces a lion at the <text:span text:style-name="T7">next</text:span> gate, expressing love and fearlessness, which transforms the lion into a playful cub and allows her to pass. At the next gate, Anu's joy is interrupted when the mesmerizing flute music stops, causing the <text:span text:style-name="T8">gate’s </text:span>petals to close. Anu, initially blaming herself, realizes she's not responsible for the flute's actions and her sadness fades, leading the flute to play again and the gate to open. </text:p>
      <text:p text:style-name="P5"/>
      <text:p text:style-name="P7">Chapter 5: <text:span text:style-name="T9">Forgiveness and </text:span><text:span text:style-name="T10">Love</text:span></text:p>
      <text:p text:style-name="P5"/>
      <text:p text:style-name="P5">Anu, seeking help to pass through the <text:span text:style-name="T11">next</text:span> gate, encounters a dancing boy who questions her worthiness. The boy emphasizes forgiveness, and as Anu forgives Rani's betrayal, she realizes her self-worth and passes through the gate, filled with joy. On the other side, she saw her mother’s Guru smiling with open arms and she felt the warmth of love.</text:p>
      <text:p text:style-name="P5"/>
      <text:p text:style-name="P6">Chapter 6: <text:span text:style-name="T12">Realization</text:span></text:p>
      <text:p text:style-name="P5"/>
      <text:p text:style-name="P5">Anu wakes up feeling joyful and attentive, having let go of her anger towards Rani. She meets her friend Rita, who is upset about a conflict with her brother, and advises her to forgive and enjoy the present moment. Anu realizes the answer to the riddle is revenge, understanding that seeking revenge only harms oneself. </text:p>
      <text:p text:style-name="P5"/>
      <text:p text:style-name="P5"><text:soft-page-break/></text:p>
      <text:p text:style-name="P5"/>
      <text:p text:style-name="P8">Summary for 5-year old kid:</text:p>
      <text:p text:style-name="P8"/>
      <text:p text:style-name="P9">This is a story about a girl named Anu who goes on a magical adventure. She learns important lessons about forgiveness, happiness, and not being afraid. She meets talking animals like a swan and a lion cub, and even slides through a colorful tunnel! In the end, Anu wakes up feeling happy and joyful, and she's able to forgive someone who hurt her. It's a story about how being kind and understanding can make you feel good insid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10-09T11:30:17.849000000</dc:date>
    <meta:editing-duration>PT21M9S</meta:editing-duration>
    <meta:editing-cycles>30</meta:editing-cycles>
    <meta:print-date>2024-10-09T11:30:56.473000000</meta:print-date>
    <meta:printed-by>PDF files</meta:printed-by>
    <meta:document-statistic meta:table-count="0" meta:image-count="0" meta:object-count="0" meta:page-count="2" meta:paragraph-count="15" meta:word-count="542" meta:character-count="3160" meta:non-whitespace-character-count="2626"/>
  </office:meta>
</office:document-meta>
</file>